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ssign-250" table:style-name="ta1">
        <table:shapes>
          <draw:frame draw:z-index="0" draw:style-name="gr1" draw:text-style-name="P1" svg:width="8.8827in" svg:height="5.302in" svg:x="0.4657in" svg:y="0.0417in">
            <draw:object draw:notify-on-update-of-ranges="'assign-250'.A1:'assign-250'.A1 'assign-250'.A2:'assign-250'.A103 'assign-250'.B1:'assign-250'.B1 'assign-250'.B2:'assign-250'.B1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used</text:p>
          </table:table-cell>
          <table:table-cell office:value-type="string" calcext:value-type="string">
            <text:p><text:s/>total</text:p>
          </table:table-cell>
          <table:table-cell office:value-type="string" calcext:value-type="string">
            <text:p><text:s/>date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5.43" calcext:value-type="float">
            <text:p>5.43</text:p>
          </table:table-cell>
          <table:table-cell office:value-type="float" office:value="1648431076688" calcext:value-type="float">
            <text:p>1648431076688</text:p>
          </table:table-cell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5.43" calcext:value-type="float">
            <text:p>5.43</text:p>
          </table:table-cell>
          <table:table-cell office:value-type="float" office:value="1648431076940" calcext:value-type="float">
            <text:p>1648431076940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76957" calcext:value-type="float">
            <text:p>1648431076957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77190" calcext:value-type="float">
            <text:p>1648431077190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77202" calcext:value-type="float">
            <text:p>1648431077202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77447" calcext:value-type="float">
            <text:p>1648431077447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77450" calcext:value-type="float">
            <text:p>1648431077450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77691" calcext:value-type="float">
            <text:p>1648431077691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77694" calcext:value-type="float">
            <text:p>1648431077694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77941" calcext:value-type="float">
            <text:p>1648431077941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77944" calcext:value-type="float">
            <text:p>1648431077944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78192" calcext:value-type="float">
            <text:p>1648431078192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78195" calcext:value-type="float">
            <text:p>1648431078195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78443" calcext:value-type="float">
            <text:p>1648431078443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78446" calcext:value-type="float">
            <text:p>1648431078446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78694" calcext:value-type="float">
            <text:p>1648431078694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78697" calcext:value-type="float">
            <text:p>1648431078697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78945" calcext:value-type="float">
            <text:p>1648431078945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78947" calcext:value-type="float">
            <text:p>1648431078947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79195" calcext:value-type="float">
            <text:p>1648431079195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79198" calcext:value-type="float">
            <text:p>1648431079198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79446" calcext:value-type="float">
            <text:p>1648431079446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79449" calcext:value-type="float">
            <text:p>1648431079449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79697" calcext:value-type="float">
            <text:p>1648431079697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79700" calcext:value-type="float">
            <text:p>1648431079700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79947" calcext:value-type="float">
            <text:p>1648431079947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79950" calcext:value-type="float">
            <text:p>1648431079950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80197" calcext:value-type="float">
            <text:p>1648431080197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80200" calcext:value-type="float">
            <text:p>1648431080200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80447" calcext:value-type="float">
            <text:p>1648431080447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80450" calcext:value-type="float">
            <text:p>1648431080450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80698" calcext:value-type="float">
            <text:p>1648431080698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80701" calcext:value-type="float">
            <text:p>1648431080701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80948" calcext:value-type="float">
            <text:p>1648431080948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80952" calcext:value-type="float">
            <text:p>1648431080952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81198" calcext:value-type="float">
            <text:p>1648431081198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81201" calcext:value-type="float">
            <text:p>1648431081201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81449" calcext:value-type="float">
            <text:p>1648431081449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81451" calcext:value-type="float">
            <text:p>1648431081451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81699" calcext:value-type="float">
            <text:p>1648431081699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81704" calcext:value-type="float">
            <text:p>1648431081704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81950" calcext:value-type="float">
            <text:p>1648431081950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81952" calcext:value-type="float">
            <text:p>1648431081952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82200" calcext:value-type="float">
            <text:p>1648431082200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82203" calcext:value-type="float">
            <text:p>1648431082203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82451" calcext:value-type="float">
            <text:p>1648431082451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82453" calcext:value-type="float">
            <text:p>1648431082453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82701" calcext:value-type="float">
            <text:p>1648431082701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82704" calcext:value-type="float">
            <text:p>1648431082704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82951" calcext:value-type="float">
            <text:p>1648431082951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82954" calcext:value-type="float">
            <text:p>1648431082954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83202" calcext:value-type="float">
            <text:p>1648431083202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83207" calcext:value-type="float">
            <text:p>1648431083207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83452" calcext:value-type="float">
            <text:p>1648431083452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83457" calcext:value-type="float">
            <text:p>1648431083457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83702" calcext:value-type="float">
            <text:p>1648431083702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83707" calcext:value-type="float">
            <text:p>1648431083707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83952" calcext:value-type="float">
            <text:p>1648431083952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83957" calcext:value-type="float">
            <text:p>1648431083957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84202" calcext:value-type="float">
            <text:p>1648431084202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84204" calcext:value-type="float">
            <text:p>1648431084204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84453" calcext:value-type="float">
            <text:p>1648431084453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84455" calcext:value-type="float">
            <text:p>1648431084455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84703" calcext:value-type="float">
            <text:p>1648431084703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7.73" calcext:value-type="float">
            <text:p>7.73</text:p>
          </table:table-cell>
          <table:table-cell office:value-type="float" office:value="1648431084706" calcext:value-type="float">
            <text:p>1648431084706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1084954" calcext:value-type="float">
            <text:p>1648431084954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1084956" calcext:value-type="float">
            <text:p>1648431084956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1085204" calcext:value-type="float">
            <text:p>1648431085204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23" calcext:value-type="float">
            <text:p>4.23</text:p>
          </table:table-cell>
          <table:table-cell office:value-type="float" office:value="1648431085207" calcext:value-type="float">
            <text:p>1648431085207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31085454" calcext:value-type="float">
            <text:p>1648431085454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31085457" calcext:value-type="float">
            <text:p>1648431085457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31085704" calcext:value-type="float">
            <text:p>1648431085704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31085707" calcext:value-type="float">
            <text:p>1648431085707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31085954" calcext:value-type="float">
            <text:p>1648431085954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31085959" calcext:value-type="float">
            <text:p>1648431085959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31086204" calcext:value-type="float">
            <text:p>1648431086204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31086207" calcext:value-type="float">
            <text:p>1648431086207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31086454" calcext:value-type="float">
            <text:p>1648431086454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31086457" calcext:value-type="float">
            <text:p>1648431086457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31086705" calcext:value-type="float">
            <text:p>1648431086705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31086707" calcext:value-type="float">
            <text:p>1648431086707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31086955" calcext:value-type="float">
            <text:p>1648431086955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31086958" calcext:value-type="float">
            <text:p>1648431086958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31087205" calcext:value-type="float">
            <text:p>1648431087205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31087208" calcext:value-type="float">
            <text:p>1648431087208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31087456" calcext:value-type="float">
            <text:p>1648431087456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31087461" calcext:value-type="float">
            <text:p>1648431087461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31087706" calcext:value-type="float">
            <text:p>1648431087706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31087711" calcext:value-type="float">
            <text:p>1648431087711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31087956" calcext:value-type="float">
            <text:p>1648431087956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31087959" calcext:value-type="float">
            <text:p>1648431087959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31088206" calcext:value-type="float">
            <text:p>1648431088206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31088211" calcext:value-type="float">
            <text:p>1648431088211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31088457" calcext:value-type="float">
            <text:p>1648431088457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31088460" calcext:value-type="float">
            <text:p>1648431088460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31088708" calcext:value-type="float">
            <text:p>1648431088708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31088710" calcext:value-type="float">
            <text:p>1648431088710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31088958" calcext:value-type="float">
            <text:p>1648431088958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31088961" calcext:value-type="float">
            <text:p>1648431088961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31089208" calcext:value-type="float">
            <text:p>1648431089208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31089211" calcext:value-type="float">
            <text:p>1648431089211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31089212" calcext:value-type="float">
            <text:p>16484310892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7T22:31:54.190483531</dc:date>
    <meta:editing-duration>PT18S</meta:editing-duration>
    <meta:editing-cycles>1</meta:editing-cycles>
    <meta:generator>LibreOffice/6.4.7.2$Linux_X86_64 LibreOffice_project/40$Build-2</meta:generator>
    <meta:document-statistic meta:table-count="1" meta:cell-count="30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563cm" svg:height="13.468cm" xlink:href=".." xlink:type="simple" chart:class="chart:line" chart:style-name="ch1">
        <chart:legend chart:legend-position="end" svg:x="20.452cm" svg:y="6.186cm" style:legend-expansion="high" chart:style-name="ch2"/>
        <chart:plot-area chart:style-name="ch3" table:cell-range-address="'assign-250'.A1:'assign-250'.B103" chart:data-source-has-labels="row" svg:x="0.451cm" svg:y="0.269cm" svg:width="19.55cm" svg:height="12.93cm">
          <chartooo:coordinate-region svg:x="0.887cm" svg:y="0.39cm" svg:width="19.114cm" svg:height="11.8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ssign-250'.A2:'assign-250'.A103" chart:label-cell-address="'assign-250'.A1:'assign-250'.A1" chart:class="chart:line">
            <chart:data-point chart:repeated="102"/>
          </chart:series>
          <chart:series chart:style-name="ch7" chart:values-cell-range-address="'assign-250'.B2:'assign-250'.B103" chart:label-cell-address="'assign-250'.B1:'assign-250'.B1" chart:class="chart:line">
            <chart:data-point chart:repeated="1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d</text:p>
                <draw:g>
                  <svg:desc>'assign-250'.A1:'assign-250'.A1</svg:desc>
                </draw:g>
              </table:table-cell>
              <table:table-cell office:value-type="string">
                <text:p> total</text:p>
                <draw:g>
                  <svg:desc>'assign-250'.B1:'assign-250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4">
                <text:p>2.74</text:p>
                <draw:g>
                  <svg:desc>'assign-250'.A2:'assign-250'.A103</svg:desc>
                </draw:g>
              </table:table-cell>
              <table:table-cell office:value-type="float" office:value="5.43">
                <text:p>5.43</text:p>
                <draw:g>
                  <svg:desc>'assign-250'.B2:'assign-250'.B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7">
                <text:p>2.77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1">
                <text:p>3.11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1">
                <text:p>3.11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11">
                <text:p>3.11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2">
                <text:p>3.12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2">
                <text:p>3.12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12">
                <text:p>3.12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12">
                <text:p>3.12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2">
                <text:p>3.12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12">
                <text:p>3.12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12">
                <text:p>3.12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2">
                <text:p>3.12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13">
                <text:p>3.13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13">
                <text:p>3.13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13">
                <text:p>3.13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13">
                <text:p>3.13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13">
                <text:p>3.13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13">
                <text:p>3.13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3">
                <text:p>3.13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13">
                <text:p>3.13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13">
                <text:p>3.13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13">
                <text:p>3.13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13">
                <text:p>3.13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13">
                <text:p>3.13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13">
                <text:p>3.13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13">
                <text:p>3.13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14">
                <text:p>3.14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14">
                <text:p>3.14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14">
                <text:p>3.14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4">
                <text:p>3.14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4">
                <text:p>3.14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4">
                <text:p>3.14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14">
                <text:p>3.14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4">
                <text:p>3.14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14">
                <text:p>3.14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14">
                <text:p>3.14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14">
                <text:p>3.14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14">
                <text:p>3.14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14">
                <text:p>3.14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15">
                <text:p>3.15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15">
                <text:p>3.15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15">
                <text:p>3.15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15">
                <text:p>3.15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15">
                <text:p>3.15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15">
                <text:p>3.15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15">
                <text:p>3.15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15">
                <text:p>3.15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15">
                <text:p>3.15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15">
                <text:p>3.15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15">
                <text:p>3.15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15">
                <text:p>3.15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15">
                <text:p>3.15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15">
                <text:p>3.15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15">
                <text:p>3.15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16">
                <text:p>3.16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16">
                <text:p>3.16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16">
                <text:p>3.16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16">
                <text:p>3.16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16">
                <text:p>3.16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16">
                <text:p>3.16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16">
                <text:p>3.16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6">
                <text:p>3.16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6">
                <text:p>3.16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16">
                <text:p>3.16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08">
                <text:p>2.0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08">
                <text:p>2.0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08">
                <text:p>2.0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08">
                <text:p>2.08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